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81873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de3929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ffce08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808" draw:layer="" svg:width="165.33827200000pt" svg:height="40.22839040000pt" svg:x="0.00000000000pt" svg:y="45.51772480000pt"/>
          <draw:rect draw:style-name="gr3" draw:id="shape3" draw:name="rect200" draw:layer="" svg:width="165.22416000000pt" svg:height="50.12570160000pt" svg:x="0.13116898400pt" svg:y="0.00000000000pt"/>
          <draw:rect draw:style-name="gr3" draw:id="shape4" draw:name="rect648" draw:layer="" svg:width="166.42880800000pt" svg:height="24.63566880000pt" svg:x="0.17755908800pt" svg:y="75.36430640000pt"/>
          <draw:rect draw:style-name="gr4" draw:id="shape5" draw:name="rect728" draw:layer="" svg:width="165.22414400000pt" svg:height="7.74403384000pt" svg:x="0.17755990400pt" svg:y="59.09248080000pt"/>
          <draw:path draw:style-name="gr5" draw:id="shape6" draw:name="polygon723" draw:layer="" svg:width="6.18713563518pt" svg:height="5.59631280588pt" draw:transform="matrix(1.80616450000 0.00000000000 0.00000000000 1.80616580000 44.17473137476pt 77.96212942045pt)" svg:viewBox="0 0 6 6" svg:d="M3.09357 0L3.82386 2.13761L6.18714 2.13761L4.2752 3.45872L5.0055 5.59631L3.09356 4.2752L1.18164 5.59631L1.91193 3.45872L0 2.13761L2.36327 2.13761Z" koffice:nodeTypes="ccccccccccc"/>
          <draw:path draw:style-name="gr5" draw:id="shape7" draw:name="polygon730" draw:layer="" svg:width="6.18713563518pt" svg:height="5.59631280588pt" draw:transform="matrix(1.80616450000 0.00000000000 0.00000000000 1.80616580000 80.50220097476pt 48.92579902045pt)" svg:viewBox="0 0 6 6" svg:d="M3.09357 0L3.82386 2.13761L6.18714 2.13761L4.2752 3.45872L5.0055 5.59631L3.09356 4.2752L1.18164 5.59631L1.91193 3.45872L0 2.13761L2.36327 2.13761Z" koffice:nodeTypes="ccccccccccc"/>
          <draw:path draw:style-name="gr5" draw:id="shape8" draw:name="polygon731" draw:layer="" svg:width="6.18713563518pt" svg:height="5.59631280588pt" draw:transform="matrix(1.80616450000 0.00000000000 0.00000000000 1.80616580000 35.84536977476pt 65.51799102045pt)" svg:viewBox="0 0 6 6" svg:d="M3.09357 0L3.82386 2.13761L6.18714 2.13761L4.2752 3.45872L5.0055 5.59631L3.09356 4.2752L1.18164 5.59631L1.91193 3.45872L0 2.13761L2.36327 2.13761Z" koffice:nodeTypes="ccccccccccc"/>
          <draw:path draw:style-name="gr5" draw:id="shape9" draw:name="polygon732" draw:layer="" svg:width="6.18713563518pt" svg:height="5.59631280588pt" draw:transform="matrix(1.80616450000 0.00000000000 0.00000000000 1.80616580000 80.50220097476pt 64.34731902045pt)" svg:viewBox="0 0 6 6" svg:d="M3.09357 0L3.82386 2.13761L6.18714 2.13761L4.2752 3.45872L5.0055 5.59631L3.09356 4.2752L1.18164 5.59631L1.91193 3.45872L0 2.13761L2.36327 2.13761Z" koffice:nodeTypes="ccccccccccc"/>
          <draw:path draw:style-name="gr5" draw:id="shape10" draw:name="polygon733" draw:layer="" svg:width="6.18713563518pt" svg:height="5.59631280588pt" draw:transform="matrix(1.80616450000 0.00000000000 0.00000000000 1.80616580000 71.30423297476pt 36.75448702045pt)" svg:viewBox="0 0 6 6" svg:d="M3.09357 0L3.82386 2.13761L6.18714 2.13761L4.2752 3.45872L5.0055 5.59631L3.09356 4.2752L1.18164 5.59631L1.91193 3.45872L0 2.13761L2.36327 2.13761Z" koffice:nodeTypes="ccccccccccc"/>
          <draw:path draw:style-name="gr5" draw:id="shape11" draw:name="polygon734" draw:layer="" svg:width="6.18713563518pt" svg:height="5.59631280588pt" draw:transform="matrix(1.80616450000 0.00000000000 0.00000000000 1.80616580000 57.42060257476pt 31.91962302045pt)" svg:viewBox="0 0 6 6" svg:d="M3.09357 0L3.82386 2.13761L6.18714 2.13761L4.2752 3.45872L5.0055 5.59631L3.09356 4.2752L1.18164 5.59631L1.91193 3.45872L0 2.13761L2.36327 2.13761Z" koffice:nodeTypes="ccccccccccc"/>
          <draw:path draw:style-name="gr5" draw:id="shape12" draw:name="polygon735" draw:layer="" svg:width="6.18713563518pt" svg:height="5.59631280588pt" draw:transform="matrix(1.80616450000 0.00000000000 0.00000000000 1.80616580000 43.53735377476pt 36.48166302045pt)" svg:viewBox="0 0 6 6" svg:d="M3.09357 0L3.82386 2.13761L6.18714 2.13761L4.2752 3.45872L5.0055 5.59631L3.09356 4.2752L1.18164 5.59631L1.91193 3.45872L0 2.13761L2.36327 2.13761Z" koffice:nodeTypes="ccccccccccc"/>
          <draw:path draw:style-name="gr5" draw:id="shape13" draw:name="polygon736" draw:layer="" svg:width="6.18713563518pt" svg:height="5.59631280588pt" draw:transform="matrix(1.80616450000 0.00000000000 0.00000000000 1.80616580000 35.43779617476pt 48.92579902045pt)" svg:viewBox="0 0 6 6" svg:d="M3.09357 0L3.82386 2.13761L6.18714 2.13761L4.2752 3.45872L5.0055 5.59631L3.09356 4.2752L1.18164 5.59631L1.91193 3.45872L0 2.13761L2.36327 2.13761Z" koffice:nodeTypes="ccccccccccc"/>
          <draw:path draw:style-name="gr5" draw:id="shape14" draw:name="polygon737" draw:layer="" svg:width="6.18713563518pt" svg:height="5.59631280588pt" draw:transform="matrix(1.80616450000 0.00000000000 0.00000000000 1.80616580000 57.42062257476pt 82.11017742045pt)" svg:viewBox="0 0 6 6" svg:d="M3.09357 0L3.82386 2.13761L6.18714 2.13761L4.2752 3.45872L5.0055 5.59631L3.09356 4.2752L1.18164 5.59631L1.91193 3.45872L0 2.13761L2.36327 2.13761Z" koffice:nodeTypes="ccccccccccc"/>
          <draw:path draw:style-name="gr5" draw:id="shape15" draw:name="polygon738" draw:layer="" svg:width="6.18713563518pt" svg:height="5.59631280588pt" draw:transform="matrix(1.80616450000 0.00000000000 0.00000000000 1.80616580000 72.17214017476pt 77.96212942045pt)" svg:viewBox="0 0 6 6" svg:d="M3.09357 0L3.82386 2.13761L6.18714 2.13761L4.2752 3.45872L5.0055 5.59631L3.09356 4.2752L1.18164 5.59631L1.91193 3.45872L0 2.13761L2.36327 2.13761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0:58</dc:date>
    <meta:creation-date>2011-05-22T06:11:10</meta:creation-date>
    <dc:creator>Yue Liu</dc:creator>
  </office:meta>
</office:document-meta>
</file>